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3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1pt" style:font-size-asian="18pt" style:font-size-complex="18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measurelines" svg:x1="2.27cm" svg:y1="7.491cm" svg:x2="2.27cm" svg:y2="1.141cm">
          <text:p text:style-name="P2"/>
        </draw:line>
        <draw:line draw:style-name="gr1" draw:text-style-name="P1" draw:layer="measurelines" svg:x1="2.27cm" svg:y1="7.491cm" svg:x2="12.05cm" svg:y2="7.45cm">
          <text:p text:style-name="P2"/>
        </draw:line>
        <draw:frame draw:style-name="gr2" draw:text-style-name="P3" draw:layer="measurelines" svg:width="1.239cm" svg:height="1.008cm" svg:x="11.4cm" svg:y="7.45cm">
          <draw:text-box>
            <text:p text:style-name="P2"><text:span text:style-name="T1">time</text:span></text:p>
          </draw:text-box>
        </draw:frame>
        <draw:frame draw:style-name="gr3" draw:text-style-name="P3" draw:layer="measurelines" svg:width="2.229cm" svg:height="1.753cm" svg:x="0.041cm" svg:y="2.784cm">
          <draw:text-box>
            <text:p text:style-name="P2"><text:span text:style-name="T1">Amplitude</text:span></text:p>
            <text:p text:style-name="P2"><text:span text:style-name="T1"><text:s text:c="3"/></text:span><text:span text:style-name="T1">(dB)</text:span></text:p>
          </draw:text-box>
        </draw:frame>
        <draw:line draw:style-name="gr4" draw:text-style-name="P1" draw:layer="measurelines" svg:x1="2.27cm" svg:y1="2.411cm" svg:x2="2.905cm" svg:y2="2.411cm">
          <text:p text:style-name="P2"/>
        </draw:line>
        <draw:line draw:style-name="gr4" draw:text-style-name="P1" draw:id="id3" draw:layer="layout" svg:x1="2.905cm" svg:y1="7.491cm" svg:x2="2.905cm" svg:y2="2.411cm">
          <text:p text:style-name="P2"/>
        </draw:line>
        <draw:path draw:style-name="gr5" draw:text-style-name="P1" draw:layer="layout" svg:width="8.799cm" svg:height="1.924cm" svg:x="2.95cm" svg:y="5.608cm" svg:viewBox="0 0 8800 1925" svg:d="m0 1894c129 62 210-90 358-28 119 50 245 47 380-41 104-68 228 14 347 82 120 69 223-83 358-109 145-28 237 132 358 68 123-66 244-119 357-205 86-65 242-305 347-13 54 150 235 10 358 95 105 73 235 79 357 69 127-11 240 8 358 0 117-8 226-52 358 27 116 69 226-125 358-96 115 25 251 94 358 14 115-86 42-263 279-123 251 148 183-9 336 41 115 38 250-25 358 41 126 77 221-70 357-95 149-28 240-80 358-69 149 14 207-154 202-287-6-161 40-319 55-478 10-104 120-550 190-163 64 351 187-22 180-137-11-161-68-423 55-478 153-69 139 282 180 437 20 79 40 570 111 137 63-385 235 71 279 164 144 301 262-98 347 136 53 144 42 320 112 451 88 166-50 357 168 450 122 52 245 26 369 41l134 41 78 28">
          <text:p text:style-name="P2"/>
        </draw:path>
        <draw:frame draw:style-name="gr6" draw:text-style-name="P4" draw:id="id2" draw:layer="layout" svg:width="3.059cm" svg:height="0.683cm" svg:x="3.54cm" svg:y="3.046cm">
          <draw:text-box>
            <text:p text:style-name="P2"><text:span text:style-name="T2">Transmit pulse</text:span></text:p>
          </draw:text-box>
        </draw:frame>
        <draw:frame draw:style-name="gr6" draw:text-style-name="P4" draw:id="id1" draw:layer="layout" svg:width="3.262cm" svg:height="0.683cm" svg:x="8.188cm" svg:y="3.105cm">
          <draw:text-box>
            <text:p text:style-name="P2"><text:span text:style-name="T2">Receive echoes</text:span></text:p>
          </draw:text-box>
        </draw:frame>
        <draw:connector draw:style-name="gr1" draw:text-style-name="P5" draw:layer="layout" svg:x1="9.819cm" svg:y1="3.788cm" svg:x2="10.553cm" svg:y2="5.55cm" draw:start-shape="id1" draw:start-glue-point="2" svg:d="m9819 3788v1131h734v631">
          <text:p text:style-name="P2"/>
        </draw:connector>
        <draw:connector draw:style-name="gr1" draw:text-style-name="P5" draw:layer="layout" svg:x1="5.069cm" svg:y1="3.729cm" svg:x2="2.905cm" svg:y2="4.951cm" draw:start-shape="id2" draw:end-shape="id3" draw:end-glue-point="1" svg:d="m5069 3729v1222h-2164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999cm" fo:page-height="8.99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10-12-23T15:42:31</meta:creation-date>
    <dc:date>2011-01-17T00:56:53</dc:date>
    <meta:editing-cycles>9</meta:editing-cycles>
    <meta:editing-duration>PT32M8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